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1990000005C614587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4.428cm" svg:height="3.245cm" svg:x="3.269cm" svg:y="13.204cm">
          <draw:image xlink:href="Pictures/10000000000001990000005C614587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32cm" fo:margin-bottom="0.477cm" fo:margin-left="0.432cm" fo:margin-right="0.464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27T11:46:11</meta:creation-date>
    <dc:date>2006-01-27T11:47:37</dc:date>
    <dc:language>en-US</dc:language>
    <meta:editing-cycles>2</meta:editing-cycles>
    <meta:editing-duration>PT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